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d08" officeooo:paragraph-rsid="001e4d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style:font-name="Arial" fo:font-size="11pt" style:font-size-asian="11pt" style:font-name-complex="Arial1"/>
    </style:style>
    <style:style style:name="P5" style:family="paragraph" style:parent-style-name="Text_20_body" style:master-page-name="Standard">
      <style:paragraph-properties style:page-number="auto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aef" officeooo:paragraph-rsid="001fe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4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35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Gruppentickets implementieren 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Tickets an eine Gruppe zuweisen können, damit dieses von der gesamten Gruppe eingesehen und verwaltet werden kan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1">-<text:span text:style-name="T1">Tickets können an eine Gruppe zugeweisen werden</text:span></text:p>
            <text:p text:style-name="P1">-<text:span text:style-name="T1">alle der Gruppe zugehörigen Nutzer werden über dieses Ticket <text:s/>und daran stattfindenden Änderungen informiert.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3">8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>Frederick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6">8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3">10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3">1,25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11T15:02:47.326000000</dc:date>
    <meta:editing-cycles>8</meta:editing-cycles>
    <meta:editing-duration>PT2H12M36S</meta:editing-duration>
    <meta:generator>LibreOffice/6.2.1.2$Windows_X86_64 LibreOffice_project/7bcb35dc3024a62dea0caee87020152d1ee96e71</meta:generator>
    <meta:document-statistic meta:table-count="1" meta:image-count="0" meta:object-count="0" meta:page-count="1" meta:paragraph-count="20" meta:word-count="65" meta:character-count="486" meta:non-whitespace-character-count="439"/>
    <meta:template xlink:type="simple" xlink:actuate="onRequest" xlink:title="Normal" xlink:href=""/>
  </office:meta>
</office:document-meta>
</file>